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3f3f3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5.034339430080000pt"/>
    </style:style>
    <style:style style:name="gr5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6" style:family="graphic">
      <style:graphic-properties draw:fill="gradient" draw:fill-gradient-name="gradient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7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8" style:family="graphic">
      <style:graphic-properties draw:fill="gradient" draw:fill-gradient-name="gradient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9" style:family="graphic">
      <style:graphic-properties draw:fill="solid" draw:fill-color="#2f2f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0" style:family="graphic">
      <style:graphic-properties draw:fill="solid" draw:fill-color="#9f9f9f" draw:opacity="38.8235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3.333549082080000pt"/>
    </style:style>
    <style:style style:name="gr11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545454" svg:stroke-linecap="square" svg:stroke-opacity="1" svg:stroke-width="5.102371044000000pt"/>
    </style:style>
    <style:style style:name="gr12" style:family="graphic">
      <style:graphic-properties draw:fill="solid" draw:fill-color="#35353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3.469612309920000pt"/>
    </style:style>
    <style:style style:name="gr13" style:family="graphic">
      <style:graphic-properties draw:fill="gradient" draw:fill-gradient-name="gradient6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4" style:family="graphic">
      <style:graphic-properties draw:fill="solid" draw:fill-color="#2f1e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4.603472541920000pt"/>
    </style:style>
    <style:style style:name="gr15" style:family="graphic">
      <style:graphic-properties draw:fill="solid" draw:fill-color="#2f1e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3.333549082080000pt"/>
    </style:style>
    <style:style style:name="gr16" style:family="graphic">
      <style:graphic-properties draw:fill="solid" draw:fill-color="#70707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7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2c180a" svg:stroke-linecap="square" svg:stroke-opacity="1" svg:stroke-width="5.102371044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92.001372051999965pt" fo:page-width="612.00106022199997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shenel" draw:protected="true"/>
          <draw:layer draw:name="Layer" draw:protected="true"/>
          <draw:layer draw:name="Number" draw:protected="true"/>
          <draw:layer draw:name="shennel front"/>
          <draw:layer draw:name="ayynak" draw:protected="true"/>
          <draw:layer draw:name="saat"/>
          <draw:layer draw:name="bag"/>
          <draw:layer draw:name=""/>
        </draw:layer-set>
        <draw:path draw:style-name="gr1" xml:id="shape-1" draw:id="shape-1" draw:layer="shenel" svg:width="625.97882307882pt" svg:height="584.10245506295pt" svg:x="-10.37541725352pt" svg:y="212.87381518105pt" svg:viewBox="0 0 626 584" svg:d="M126.086 10.9304C310.023 14.8799 321.89 -3.3866 505.827 0.562907C468.032 202.048 621.3 428.55 625.979 584.102C431.904 567.81 162.502 556.699 0 579.66C68.6238 401.968 133.62 191.616 126.086 10.9304Z" calligra:nodeTypes="ccccc">
          <draw:glue-point draw:id="4" svg:x="0.50000000000pt" svg:y="0.50000000000pt" draw:align="center"/>
        </draw:path>
        <draw:path draw:style-name="gr2" xml:id="shape-2" draw:id="shape-2" draw:layer="Layer" svg:width="596.24898999646pt" svg:height="772.95161091878pt" svg:x="10.86427895315pt" svg:y="5.31486149606pt" svg:viewBox="0 0 596 773" svg:d="M471.335 316.918C447.034 154.215 424.963 18.8469 301.731 0C168.06 0 122.978 179.493 122.698 302.259C14.3368 453.848 -72.7163 573.587 89.9687 472.933C91.5423 650.395 201.56 772.952 305.793 772.952C414.651 772.952 519.081 639.274 502.371 469.78C603.951 548.415 660.907 553.914 471.335 316.918Z" calligra:nodeTypes="ccccccc">
          <draw:glue-point draw:id="4" svg:x="0.50000000000pt" svg:y="0.50000000000pt" draw:align="center"/>
        </draw:path>
        <draw:ellipse draw:style-name="gr3" xml:id="shape-3" draw:id="shape-3" draw:layer="Layer" svg:width="338.96942486349pt" svg:height="487.58399404858pt" draw:transform="matrix(1.00000000000 0.00000000000 0.00333510355 1.00000000000 124.88176949618pt 246.33216775091pt)" draw:kind="full">
          <draw:glue-point draw:id="4" svg:x="0.50000000000pt" svg:y="0.50000000000pt" draw:align="center"/>
        </draw:ellipse>
        <draw:ellipse draw:style-name="gr4" xml:id="shape-4" draw:id="shape-4" draw:layer="Layer" svg:width="125.10009602355pt" svg:height="149.40204438890pt" draw:transform="matrix(1.00000000000 0.00000000000 0.00333510355 1.00000000000 301.38416265870pt 147.65952354524pt)" draw:kind="full">
          <draw:glue-point draw:id="4" svg:x="0.50000000000pt" svg:y="0.50000000000pt" draw:align="center"/>
        </draw:ellipse>
        <draw:ellipse draw:style-name="gr4" xml:id="shape-5" draw:id="shape-5" draw:layer="Layer" svg:width="117.74126684570pt" svg:height="200.59575190678pt" draw:transform="matrix(1.00000000000 0.00000000000 0.00333510355 1.00000000000 185.23257356599pt 126.48952431104pt)" draw:kind="full">
          <draw:glue-point draw:id="4" svg:x="0.50000000000pt" svg:y="0.50000000000pt" draw:align="center"/>
        </draw:ellipse>
        <draw:ellipse draw:style-name="gr5" xml:id="shape-6" draw:id="shape-6" draw:layer="Layer" svg:width="35.74288457816pt" svg:height="71.04432880032pt" draw:transform="matrix(1.00000000000 0.00000000000 0.00333510355 1.00000000000 316.29845357752pt 206.61798170949pt)" draw:kind="full">
          <draw:glue-point draw:id="4" svg:x="0.50000000000pt" svg:y="0.50000000000pt" draw:align="center"/>
        </draw:ellipse>
        <draw:path draw:style-name="gr6" xml:id="shape-7" draw:id="shape-7" draw:layer="Layer" svg:width="122.83975183649pt" svg:height="118.31320409120pt" svg:x="240.56136601377pt" svg:y="270.68797889283pt" svg:viewBox="0 0 123 118" svg:d="M104.285 62.805C153 10.5079 94.8416 1.0715 55.2305 0.0339603C28.3618 -1.00358 -22.2117 21.7733 10.8424 62.805C28.9684 85.1613 40.3952 104.825 57.7489 118.313C78.1634 94.4501 86.3151 87.2361 104.285 62.805Z" calligra:nodeTypes="ccccc">
          <draw:glue-point draw:id="4" svg:x="0.50000000000pt" svg:y="0.50000000000pt" draw:align="center"/>
        </draw:path>
        <draw:path draw:style-name="gr7" xml:id="shape-8" draw:id="shape-8" draw:layer="Layer" svg:width="235.70654592604pt" svg:height="139.58738610093pt" svg:x="74.60684573950pt" svg:y="651.90908553349pt" svg:viewBox="0 0 236 140" svg:d="M235.543 132.629C239.158 71.8811 182.473 4.22533 116.996 0.171794C51.5196 -3.88176 -12.8965 64.4596 2.2302 135.199C46.6516 138.569 44.7103 135.534 110.187 139.587C179.064 136.492 197.934 139.752 235.543 132.629Z" calligra:nodeTypes="ccccc">
          <draw:glue-point draw:id="4" svg:x="0.50000000000pt" svg:y="0.50000000000pt" draw:align="center"/>
        </draw:path>
        <draw:path draw:style-name="gr8" xml:id="shape-9" draw:id="shape-9" draw:layer="Layer" svg:width="235.83290166592pt" svg:height="138.50068895092pt" svg:x="341.20853828472pt" svg:y="653.80171860320pt" svg:viewBox="0 0 236 139" svg:d="M235.725 130.32C238.659 70.0166 181.223 3.47316 115.709 0.118448C50.1963 -3.23624 -13.445 65.2203 2.4726 135.246C46.9258 138.137 44.9507 135.146 110.464 138.501C179.297 134.728 198.201 137.77 235.725 130.32Z" calligra:nodeTypes="ccccc">
          <draw:glue-point draw:id="4" svg:x="0.50000000000pt" svg:y="0.50000000000pt" draw:align="center"/>
        </draw:path>
        <draw:ellipse draw:style-name="gr5" xml:id="shape-10" draw:id="shape-10" draw:layer="Layer" svg:width="43.64438491636pt" svg:height="85.17594697058pt" draw:transform="matrix(1.00000000000 0.00000000000 0.00333510355 1.00000000000 248.06543004390pt 194.21921764209pt)" draw:kind="full">
          <draw:glue-point draw:id="4" svg:x="0.50000000000pt" svg:y="0.50000000000pt" draw:align="center"/>
        </draw:ellipse>
        <draw:path draw:style-name="gr9" xml:id="shape-11" draw:id="shape-11" draw:layer="shennel front" svg:width="146.32798078659pt" svg:height="276.26732002922pt" svg:x="380.87139243037pt" svg:y="215.78954404509pt" svg:viewBox="0 0 146 276" svg:d="M0 134.868L67.195 90.9636L114.294 0L115.629 137.766L146.328 276.267L77.7982 182.406Z" calligra:nodeTypes="ccccccc">
          <draw:glue-point draw:id="4" svg:x="0.50000000000pt" svg:y="0.50000000000pt" draw:align="center"/>
        </draw:path>
        <draw:custom-shape draw:style-name="gr9" xml:id="shape-12" draw:id="shape-12" draw:layer="shennel front" svg:width="130.82745959470pt" svg:height="272.62959807849pt" draw:transform="matrix(-0.99727469136 -0.07377797748 0.07377797748 -0.99727469136 215.26728657980pt 505.06207135035pt)" draw:engine="calligra:star" draw:data="corners:3;concave:true;sharpness:66.6427%;baseAngle:2.16639;tipAngle:2.16639;">
          <draw:glue-point draw:id="4" svg:x="0.50000000000pt" svg:y="0.50000000000pt" draw:align="center"/>
          <draw:enhanced-geometry draw:enhanced-path="M224.068 386.1L150.095 416.738L84.7964 495.41L113.827 362.765L115.341 224.295L160.284 326.302Z"/>
        </draw:custom-shape>
        <draw:ellipse draw:style-name="gr10" xml:id="shape-13" draw:id="shape-13" draw:layer="ayynak" svg:width="130.43381690141pt" svg:height="136.36262676056pt" svg:x="176.38209330986pt" svg:y="171.93548591549pt" draw:kind="full">
          <draw:glue-point draw:id="4" svg:x="0.50000000000pt" svg:y="0.50000000000pt" draw:align="center"/>
        </draw:ellipse>
        <draw:ellipse draw:style-name="gr10" xml:id="shape-14" draw:id="shape-14" draw:layer="ayynak" svg:width="130.43381690141pt" svg:height="136.36262676056pt" svg:x="302.36930281690pt" svg:y="171.93548591549pt" draw:kind="full">
          <draw:glue-point draw:id="4" svg:x="0.50000000000pt" svg:y="0.50000000000pt" draw:align="center"/>
        </draw:ellipse>
        <draw:path draw:style-name="gr11" xml:id="shape-15" draw:id="shape-15" draw:layer="ayynak" svg:width="19.75182316007pt" svg:height="81.10667778462pt" svg:x="433.94110578838pt" svg:y="166.76945037140pt" svg:viewBox="0 0 20 81" svg:d="M0 81.1067C15.8015 -8.81382 14.4847 -1.44328 17.1183 1.50494C18.874 3.47041 19.7518 4.94452 19.7518 5.92726" calligra:nodeTypes="czc">
          <draw:glue-point draw:id="4" svg:x="0.50000000000pt" svg:y="0.50000000000pt" draw:align="center"/>
        </draw:path>
        <draw:path draw:style-name="gr11" xml:id="shape-16" draw:id="shape-16" draw:layer="ayynak" svg:width="22.13529859772pt" svg:height="81.21351520885pt" svg:x="155.05767834956pt" svg:y="157.06653327779pt" svg:viewBox="0 0 22 81" svg:d="M22.1353 81.2135C4.42706 -8.82543 5.90271 -1.44518 2.95131 1.50692C0.983671 3.47498 0 4.95103 0 5.93506" calligra:nodeTypes="czc">
          <draw:glue-point draw:id="4" svg:x="0.50000000000pt" svg:y="0.50000000000pt" draw:align="center"/>
        </draw:path>
        <draw:ellipse draw:style-name="gr12" xml:id="shape-17" draw:id="shape-17" draw:layer="saat" svg:width="30.81244212737pt" svg:height="30.54677143866pt" svg:x="534.47345917918pt" svg:y="447.17386417891pt" draw:kind="full">
          <draw:glue-point draw:id="4" svg:x="0.50000000000pt" svg:y="0.50000000000pt" draw:align="center"/>
        </draw:ellipse>
        <draw:rect draw:style-name="gr13" xml:id="shape-18" draw:id="shape-18" draw:layer="saat" svg:width="10.04948317700pt" svg:height="15.51062591453pt" draw:transform="matrix(0.79164908673 0.61100660985 -0.59507913368 0.80368986882 535.78040484902pt 470.56774449977pt)">
          <draw:glue-point draw:id="4" svg:x="0.50000000000pt" svg:y="0.50000000000pt" draw:align="center"/>
        </draw:rect>
        <draw:rect draw:style-name="gr13" xml:id="shape-19" draw:id="shape-19" draw:layer="saat" svg:width="10.12724047347pt" svg:height="15.39113571459pt" draw:transform="matrix(0.50629689533 0.86237692428 -0.85296653323 0.52199590239 572.56102024147pt 442.43743573944pt)">
          <draw:glue-point draw:id="4" svg:x="0.50000000000pt" svg:y="0.50000000000pt" draw:align="center"/>
        </draw:rect>
        <draw:rect draw:style-name="gr14" xml:id="shape-20" draw:id="shape-20" draw:layer="bag" svg:width="116.66175269967pt" svg:height="126.93859312199pt" svg:x="102.80581946069pt" svg:y="479.28221497660pt" svg:rx="30.77987185086pt" svg:ry="32.85938759462pt">
          <draw:glue-point draw:id="4" svg:x="0.50000000000pt" svg:y="0.50000000000pt" draw:align="center"/>
        </draw:rect>
        <draw:rect draw:style-name="gr15" xml:id="shape-21" draw:id="shape-21" draw:layer="bag" svg:width="116.66175269967pt" svg:height="47.38039410981pt" svg:x="104.18641455385pt" svg:y="479.15654223353pt" svg:rx="30.77987185086pt" svg:ry="12.26491247578pt">
          <draw:glue-point draw:id="4" svg:x="0.50000000000pt" svg:y="0.50000000000pt" draw:align="center"/>
        </draw:rect>
        <draw:rect draw:style-name="gr16" xml:id="shape-22" draw:id="shape-22" draw:layer="bag" svg:width="7.93195350375pt" svg:height="7.19766688606pt" svg:x="158.15471647662pt" svg:y="515.95213209913pt">
          <draw:glue-point draw:id="4" svg:x="0.50000000000pt" svg:y="0.50000000000pt" draw:align="center"/>
        </draw:rect>
        <draw:path draw:style-name="gr17" xml:id="shape-23" draw:id="shape-23" draw:layer="bag" svg:width="269.52206028483pt" svg:height="209.46399123490pt" svg:x="220.84816725352pt" svg:y="297.92269542254pt" svg:viewBox="0 0 270 209" svg:d="M0 209.464C122.201 175.003 212.041 105.181 269.522 0" calligra:nodeTypes="cc">
          <draw:glue-point draw:id="4" svg:x="0.50000000000pt" svg:y="0.50000000000pt" draw:align="center"/>
        </draw:path>
        <draw:frame>
          <draw:image xlink:type="simple" xlink:show="embed" xlink:actuate="onLoad" xlink:href="SvgImages/Image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3" svg:spreadMethod="reflect" svg:x1="89.791823%" svg:x2="82.469990%" svg:y1="71.748140%" svg:y2="-37.337860%">
      <svg:stop svg:offset="0.14" svg:stop-color="#ffb300"/>
      <svg:stop svg:offset="0.7" svg:stop-color="#fff300"/>
    </svg:linearGradient>
    <svg:linearGradient draw:name="gradient4" svg:spreadMethod="pad" svg:x1="0.000000%" svg:x2="100.000000%" svg:y1="50.000000%" svg:y2="100.000000%">
      <svg:stop svg:offset="0" svg:stop-color="#ff0000"/>
      <svg:stop svg:offset="0.525559" svg:stop-color="#ffff00"/>
    </svg:linearGradient>
    <svg:linearGradient draw:name="gradient5" svg:spreadMethod="pad" svg:x1="99.915628%" svg:x2="0.181013%" svg:y1="40.647194%" svg:y2="61.041575%">
      <svg:stop svg:offset="0" svg:stop-color="#ff0000"/>
      <svg:stop svg:offset="0.652567" svg:stop-color="#ffff00"/>
    </svg:linearGradient>
    <svg:linearGradient draw:name="gradient6" svg:spreadMethod="pad" svg:x1="0.000000%" svg:x2="100.000000%" svg:y1="0.000000%" svg:y2="100.000000%">
      <svg:stop svg:offset="0" svg:stop-color="#ffffff"/>
      <svg:stop svg:offset="1" svg:stop-color="#00ff00"/>
    </svg:linearGradient>
    <svg:radialGradient draw:name="gradient1" svg:cx="29.463122%" svg:cy="32.123706%" svg:fx="64.978419%" svg:fy="67.107272%" svg:r="89.603224%" svg:spreadMethod="reflect">
      <svg:stop svg:offset="0.28" svg:stop-color="#000000"/>
      <svg:stop svg:offset="0.68" svg:stop-color="#645d5d"/>
    </svg:radialGradient>
    <svg:radialGradient draw:name="gradient2" svg:cx="52.045763%" svg:cy="54.172613%" svg:fx="52.045763%" svg:fy="54.172613%" svg:r="124.536533%" svg:spreadMethod="reflect">
      <svg:stop svg:offset="0.281873" svg:stop-color="#000000"/>
      <svg:stop svg:offset="0.91454" svg:stop-color="#fff300"/>
    </svg:radial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5</meta:editing-cycles>
    <dc:date>2016-12-18T22:03:04</dc:date>
    <meta:creation-date>2008-10-27T22:59:39</meta:creation-date>
  </office:meta>
</office:document-meta>
</file>